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752f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82c606" officeooo:paragraph-rsid="007f99c2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78cd6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78cd6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8cd6b" officeooo:paragraph-rsid="0078cd6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paragraph-rsid="008d3801"/>
    </style:style>
    <style:style style:name="P22" style:family="paragraph" style:parent-style-name="Standard">
      <style:paragraph-properties fo:text-align="justify" style:justify-single-word="false"/>
      <style:text-properties officeooo:rsid="008d3801" officeooo:paragraph-rsid="008d3801"/>
    </style:style>
    <style:style style:name="P23" style:family="paragraph" style:parent-style-name="Caption">
      <style:paragraph-properties fo:text-align="center" style:justify-single-word="false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7cm" style:auto-text-indent="false" style:page-number="auto" fo:background-color="transparent"/>
      <style:text-properties style:font-name="Times New Roman" fo:font-size="12pt" fo:language="uk" fo:country="UA" fo:font-weight="normal" officeooo:rsid="0083ae44" officeooo:paragraph-rsid="0083ae44" style:font-size-asian="10.5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7cm" style:auto-text-indent="false" style:page-number="auto" fo:background-color="transparent"/>
      <style:text-properties style:font-name="Times New Roman" fo:font-size="12pt" fo:language="uk" fo:country="UA" fo:font-weight="normal" officeooo:rsid="0083ae44" officeooo:paragraph-rsid="0083ae4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83ae44" officeooo:paragraph-rsid="0083ae4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937b1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52f12" officeooo:paragraph-rsid="00752f12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95f304" style:font-size-asian="14pt" style:font-weight-asian="bold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language="uk" fo:country="UA" officeooo:rsid="0074a7e7" fo:background-color="#ffffff" loext:char-shading-value="0" style:font-name-asian="Calibri" style:font-name-complex="Times New Roman1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752f12" style:font-name-asian="Times New Roman1" style:font-weight-asian="bold" style:font-size-complex="14pt"/>
    </style:style>
    <style:style style:name="T12" style:family="text">
      <style:text-properties fo:font-weight="bold" officeooo:rsid="00915ce7" style:font-name-asian="Times New Roman1" style:font-weight-asian="bold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5" style:family="text">
      <style:text-properties fo:background-color="#ffffff" loext:char-shading-value="0" style:font-name-asian="Calibri" style:font-name-complex="Times New Roman1"/>
    </style:style>
    <style:style style:name="T16" style:family="text">
      <style:text-properties officeooo:rsid="00752f12" fo:background-color="#ffffff" loext:char-shading-value="0" style:font-name-asian="Calibri" style:font-name-complex="Times New Roman1"/>
    </style:style>
    <style:style style:name="T17" style:family="text">
      <style:text-properties officeooo:rsid="0078cd6b" fo:background-color="#ffffff" loext:char-shading-value="0" style:font-name-asian="Calibri" style:font-name-complex="Times New Roman1"/>
    </style:style>
    <style:style style:name="T18" style:family="text">
      <style:text-properties officeooo:rsid="0083d844" fo:background-color="#ffffff" loext:char-shading-value="0" style:font-name-asian="Calibri" style:font-name-complex="Times New Roman1"/>
    </style:style>
    <style:style style:name="T19" style:family="text">
      <style:text-properties officeooo:rsid="0087567e"/>
    </style:style>
    <style:style style:name="T20" style:family="text">
      <style:text-properties style:font-name="Times New Roman" fo:font-size="12pt" fo:language="uk" fo:country="UA" fo:font-weight="normal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language="uk" fo:country="UA" fo:font-weight="normal" officeooo:rsid="008d3801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2" style:family="text">
      <style:text-properties fo:color="#0000ff" style:font-name="Times New Roman" fo:font-size="12pt" fo:language="uk" fo:country="UA" fo:font-weight="normal" officeooo:rsid="008d3801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3" style:family="text">
      <style:text-properties fo:color="#000080" style:font-name="Times New Roman" fo:font-size="12pt" fo:language="uk" fo:country="UA" fo:font-weight="normal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4" style:family="text">
      <style:text-properties officeooo:rsid="00910449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cm" draw:visible-area-height="5.02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0">Лабораторна робота №</text:span><text:span text:style-name="T12">2</text:span></text:p>
      <text:p text:style-name="P9"><text:span text:style-name="T10"><text:line-break/></text:span><text:span text:style-name="T1">з дисципліни «</text:span><text:span text:style-name="T2">Алгоритми та структури даних</text:span><text:span text:style-name="T9">»</text:span></text:p>
      <text:p text:style-name="P8"/>
      <text:p text:style-name="P1"><text:span text:style-name="T3">на тему: </text:span><text:span text:style-name="T4">«Аналіз алгоритм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Куроп'ятник О. С.</text:p>
      <text:p text:style-name="P13"><text:tab/></text:p>
      <text:p text:style-name="P14"><text:span text:style-name="T5">Дніпро, 202</text:span><text:span text:style-name="T6">1</text:span></text:p>
      <text:p text:style-name="P24">Тема. <text:span text:style-name="T13">Аналіз алгоритмів.</text:span></text:p>
      <text:p text:style-name="P31"><text:span text:style-name="T8">М</text:span><text:span text:style-name="T7">ета. </text:span><text:span text:style-name="T4">Ознайомитися <text:s/>з <text:s/>поняттям <text:s/>з <text:s/>методом <text:s/>безпосередньої <text:s/>оцінки обчислювальної <text:s text:c="2"/>складності <text:s text:c="2"/>алгоритмів. <text:s text:c="2"/>Отримати <text:s text:c="2"/>практичні <text:s text:c="2"/>навички визначення та аналізу оцінки обчислювальної складності алгоритмів.</text:span></text:p>
      <text:p text:style-name="P17"/>
      <text:p text:style-name="P30"><text:span text:style-name="T15">Завдання. </text:span><text:span text:style-name="T14">Напишіть програму мовою java для визначення обчислювальної складності алгоритмів <text:s/>сортування <text:s/>бульбашкою, швидкого <text:s/>сортування та <text:s/>методу відповідно <text:s/>до <text:s/>індивідуального <text:s/>завдання. Проведіть <text:s/>експеримент <text:s/>за <text:s/>схемою, описаною в теоретичних відомостях. В ході роботи програма має записувати середні <text:s/>значення <text:s/>обчислювальної <text:s/>складності <text:s/>у <text:s/>файл. <text:s/>За <text:s/>отриманими значеннями <text:s/>побудуйте <text:s/>графіки <text:s/>залежності <text:s/>обчислювальної <text:s/>складності <text:s/>в залежності <text:s/>від <text:s/>кількості (розміру) <text:s/>вхідних <text:s/>даних. <text:s/>Визначте порядок обчислювальної складності.</text:span></text:p>
      <text:p text:style-name="P30"><text:span text:style-name="T15">Індивідуальне завдання.</text:span><text:span text:style-name="T14"> 6.Сортування гнома.</text:span></text:p>
      <text:p text:style-name="P29"><text:span text:style-name="T15"/></text:p>
      <text:p text:style-name="P32">Опис схеми експерименту.</text:p>
      <text:p text:style-name="P32"/>
      <text:p text:style-name="P32">Текст програми з коментарями, який реалізує завдання.</text:p>
      <text:p text:style-name="P32"/>
      <text:p text:style-name="P32">Результати аналізу складності алгоритму.</text:p>
      <text:p text:style-name="P32"/>
      <text:p text:style-name="P32">Висновки.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11T14:28:33.277221512</dc:date>
    <meta:editing-duration>PT7H38M7S</meta:editing-duration>
    <meta:editing-cycles>130</meta:editing-cycles>
    <meta:generator>LibreOffice/6.4.7.2$Linux_X86_64 LibreOffice_project/40$Build-2</meta:generator>
    <meta:document-statistic meta:table-count="0" meta:image-count="0" meta:object-count="1" meta:page-count="2" meta:paragraph-count="23" meta:word-count="146" meta:character-count="1288" meta:non-whitespace-character-count="1115"/>
  </office:meta>
</office:document-meta>
</file>